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4"/>
    <style:style style:name="P11" style:family="paragraph" style:parent-style-name="ENS_5f_default" style:list-style-name="L4">
      <style:text-properties style:font-name="Courier New"/>
    </style:style>
    <style:style style:name="P12" style:family="paragraph" style:parent-style-name="ENS_5f_default" style:list-style-name="L5"/>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text:s/>ActiviteController et éventuellement la classe ActiviteService pour que l'insertion, la modification ou la suppression d'une activité se fasse en utilisant le service ActiviteService. </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1026816860488517841" text:style-name="L4">
        <text:list-item>
          <text:p text:style-name="P10">Dans le fichier DataSource.groovy, ajoutez la ligne suivante dans les blocs « datasource » des environnements « developement » et « test » :</text:p>
          <text:p text:style-name="P11">loggingSql = true</text:p>
        </text:list-item>
        <text:list-item>
          <text:p text:style-name="P10">Relancez l'application et observez le contenu de la console : la console affiche maintenant le Sql généré par Hibernate pour chaque requête.</text:p>
        </text:list-item>
        <text:list-item>
          <text:p text:style-name="P10">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0">En synthèse, vous êtes invités à lire (en dehors du TP) cet article de Burt Beckwith qui a été longtemps un contributeur majeur de Grails :</text:p>
          <text:p text:style-name="P10">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5075584750248614585" text:style-name="L5">
        <text:list-item>
          <text:p text:style-name="P12">Créer un nouveau service Grails « friendsOfMine.JeuTestService ».</text:p>
        </text:list-item>
        <text:list-item>
          <text:p text:style-name="P12"><text:s/>Supprimer la classe de test JeuTestServiceSpec et créez la classe de test d'intégration « friendsofmine.JeuTestServiceIntegrationSpec ». Modifiez le contenu de cette classe pour qu'il soit identique au contenu disponible ici :</text:p>
          <text:p text:style-name="P12"><text:a xlink:type="simple" xlink:href="https://gist.github.com/FranckSilvestre/865a84fc9710dfbaff8c">https://gist.github.com/FranckSilvestre/865a84fc9710dfbaff8c</text:a> </text:p>
        </text:list-item>
        <text:list-item>
          <text:p text:style-name="P12"><text:soft-page-break/>Modifiez le fichier Boostrap .groovy de telle sorte que la méthode de création de jeu de test pour les activités soit invoquée au lancement de l'application après la création des utilisateurs.</text:p>
          <text:p text:style-name="P12">Lancez (ou relancez) <text:s/>l'application et vérifiez que 3 activités apparaissent dans la liste des activités.</text:p>
        </text:list-item>
        <text:list-item>
          <text:p text:style-name="P12"/>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5H38M10S</meta:editing-duration>
    <meta:editing-cycles>90</meta:editing-cycles>
    <meta:generator>OpenOffice/4.0.1$Unix OpenOffice.org_project/401m5$Build-9714</meta:generator>
    <meta:initial-creator>Franck Silvestre</meta:initial-creator>
    <dc:date>2015-03-20T11:13:41</dc:date>
    <dc:creator>Franck Silvestre</dc:creator>
    <meta:document-statistic meta:table-count="1" meta:image-count="2" meta:object-count="0" meta:page-count="3" meta:paragraph-count="45" meta:word-count="835" meta:character-count="5576"/>
  </office:meta>
</office:document-meta>
</file>